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4c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4" style:family="graphic" style:parent-style-name="objectwithoutfill">
      <style:graphic-properties svg:stroke-color="#808080" draw:marker-end="Rounded_20_short_20_Arrow" draw:marker-end-width="0.203cm" draw:fill="none" draw:textarea-vertical-align="middle"/>
    </style:style>
    <style:style style:name="gr5" style:family="graphic" style:parent-style-name="objectwithoutfill">
      <style:graphic-properties svg:stroke-color="#808080" draw:marker-end="Rounded_20_short_20_Arrow" draw:marker-end-width="0.20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margin-left="0.25cm" fo:margin-right="0cm" fo:text-align="center" fo:text-indent="0cm"/>
    </style:style>
    <style:style style:name="P4" style:family="paragraph">
      <style:paragraph-properties fo:margin-left="0.25cm" fo:margin-right="0cm" fo:text-align="center" fo:text-indent="0cm"/>
      <style:text-properties fo:font-size="10pt" style:font-size-asian="10pt" style:font-size-complex="10pt"/>
    </style:style>
    <style:style style:name="P5" style:family="paragraph">
      <style:paragraph-properties fo:margin-left="0cm" fo:margin-right="0.5cm" fo:text-align="center" fo:text-indent="0cm">
        <style:tab-stops/>
      </style:paragraph-properties>
    </style:style>
    <style:style style:name="P6" style:family="paragraph">
      <style:paragraph-properties fo:margin-left="0cm" fo:margin-right="0.5cm" fo:text-align="center" fo:text-indent="0cm">
        <style:tab-stops/>
      </style:paragraph-properties>
      <style:text-properties fo:font-size="10pt" style:font-size-asian="10pt" style:font-size-complex="10pt"/>
    </style:style>
    <style:style style:name="P7" style:family="paragraph">
      <style:paragraph-properties fo:margin-left="0.5cm" fo:margin-right="0cm" fo:text-align="center" fo:text-indent="0cm"/>
    </style:style>
    <style:style style:name="P8" style:family="paragraph">
      <style:paragraph-properties fo:margin-left="0.5cm" fo:margin-right="0cm" fo:text-align="center" fo:text-indent="0cm"/>
      <style:text-properties fo:font-size="10pt" style:font-size-asian="10pt" style:font-size-complex="10pt"/>
    </style:style>
    <style:style style:name="P9" style:family="paragraph">
      <style:paragraph-properties fo:margin-left="0cm" fo:margin-right="0.25cm" fo:text-align="center" fo:text-indent="0cm"/>
    </style:style>
    <style:style style:name="P10" style:family="paragraph">
      <style:paragraph-properties fo:margin-left="0cm" fo:margin-right="0.25cm" fo:text-align="center" fo:text-indent="0cm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1cm" svg:height="1cm" svg:x="2cm" svg:y="6.5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cm" svg:height="1cm" svg:x="5cm" svg:y="6.5cm">
          <text:p text:style-name="P1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1cm" svg:height="1cm" svg:x="2cm" svg:y="3.5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1cm" svg:height="1cm" svg:x="5cm" svg:y="3.5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5" draw:id="id5" draw:layer="layout" svg:width="1cm" svg:height="1cm" svg:x="3.5cm" svg:y="9.5cm">
          <text:p text:style-name="P1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measurelines" draw:type="line" svg:x1="2.5cm" svg:y1="4.5cm" svg:x2="2.5cm" svg:y2="6.5cm" draw:start-shape="id1" draw:start-glue-point="8" draw:end-shape="id2" draw:end-glue-point="4" svg:d="m2500 4500v2000" svg:viewBox="0 0 1 2001">
          <text:p text:style-name="P3"><text:span text:style-name="T2">1</text:span></text:p>
        </draw:connector>
        <draw:connector draw:style-name="gr4" draw:text-style-name="P6" draw:layer="measurelines" draw:type="line" svg:x1="2.5cm" svg:y1="4.5cm" svg:x2="5.146cm" svg:y2="6.646cm" draw:start-shape="id1" draw:start-glue-point="8" draw:end-shape="id3" draw:end-glue-point="5" svg:d="m2500 4500 2646 2146" svg:viewBox="0 0 2647 2147">
          <text:p text:style-name="P5"><text:span text:style-name="T2">-1</text:span></text:p>
        </draw:connector>
        <draw:connector draw:style-name="gr4" draw:text-style-name="P8" draw:layer="measurelines" draw:type="line" svg:x1="5.5cm" svg:y1="4.5cm" svg:x2="2.854cm" svg:y2="6.646cm" draw:start-shape="id4" draw:start-glue-point="8" draw:end-shape="id2" draw:end-glue-point="11" svg:d="m5500 4500-2646 2146" svg:viewBox="0 0 2647 2147">
          <text:p text:style-name="P7"><text:span text:style-name="T2">-1</text:span></text:p>
        </draw:connector>
        <draw:connector draw:style-name="gr4" draw:text-style-name="P10" draw:layer="measurelines" draw:type="line" svg:x1="5.5cm" svg:y1="4.5cm" svg:x2="5.5cm" svg:y2="6.5cm" draw:start-shape="id4" draw:start-glue-point="8" draw:end-shape="id3" draw:end-glue-point="4" svg:d="m5500 4500v2000" svg:viewBox="0 0 1 2001">
          <text:p text:style-name="P9"><text:span text:style-name="T2">1</text:span></text:p>
        </draw:connector>
        <draw:connector draw:style-name="gr4" draw:text-style-name="P4" draw:layer="measurelines" draw:type="line" svg:x1="2.5cm" svg:y1="7.5cm" svg:x2="3.646cm" svg:y2="9.646cm" draw:start-shape="id2" draw:start-glue-point="8" draw:end-shape="id5" draw:end-glue-point="5" svg:d="m2500 7500 1146 2146" svg:viewBox="0 0 1147 2147">
          <text:p text:style-name="P3"><text:span text:style-name="T2">1</text:span></text:p>
        </draw:connector>
        <draw:connector draw:style-name="gr4" draw:text-style-name="P10" draw:layer="measurelines" draw:type="line" svg:x1="5.5cm" svg:y1="7.5cm" svg:x2="4.354cm" svg:y2="9.646cm" draw:start-shape="id3" draw:start-glue-point="8" draw:end-shape="id5" draw:end-glue-point="11" svg:d="m5500 7500-1146 2146" svg:viewBox="0 0 1147 2147">
          <text:p text:style-name="P9"><text:span text:style-name="T2">1</text:span></text:p>
        </draw:connector>
        <draw:connector draw:style-name="gr5" draw:text-style-name="P1" draw:layer="measurelines" draw:type="line" svg:x1="4cm" svg:y1="10.5cm" svg:x2="3.991cm" svg:y2="12.509cm" draw:start-shape="id5" draw:start-glue-point="8" svg:d="m4000 10500-9 2009" svg:viewBox="0 0 10 2010">
          <text:p/>
        </draw:connector>
        <draw:connector draw:style-name="gr5" draw:text-style-name="P1" draw:layer="measurelines" draw:type="line" svg:x1="2.495cm" svg:y1="1.521cm" svg:x2="2.5cm" svg:y2="3.5cm" draw:end-shape="id1" draw:end-glue-point="4" svg:d="m2495 1521 5 1979" svg:viewBox="0 0 6 1980">
          <text:p/>
        </draw:connector>
        <draw:connector draw:style-name="gr5" draw:text-style-name="P1" draw:layer="measurelines" draw:type="line" svg:x1="5.5cm" svg:y1="1.521cm" svg:x2="5.5cm" svg:y2="3.5cm" draw:end-shape="id4" draw:end-glue-point="4" svg:d="m5500 1521v1979" svg:viewBox="0 0 1 1980">
          <text:p/>
        </draw:connector>
        <draw:custom-shape draw:style-name="gr1" draw:text-style-name="P2" xml:id="id6" draw:id="id6" draw:layer="layout" svg:width="1cm" svg:height="1cm" svg:x="8cm" svg:y="6.5cm">
          <text:p text:style-name="P1"><text:span text:style-name="T1">T=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0" draw:layer="measurelines" draw:type="line" svg:x1="8.498cm" svg:y1="4.508cm" svg:x2="8.5cm" svg:y2="6.5cm" draw:end-shape="id6" draw:end-glue-point="4" svg:d="m8498 4508 2 1992" svg:viewBox="0 0 3 1993">
          <text:p text:style-name="P9"><text:span text:style-name="T2">1</text:span></text:p>
        </draw:connector>
        <draw:connector draw:style-name="gr5" draw:text-style-name="P10" draw:layer="measurelines" draw:type="line" svg:x1="8.5cm" svg:y1="7.5cm" svg:x2="8.498cm" svg:y2="9.472cm" draw:start-shape="id6" draw:start-glue-point="8" svg:d="m8500 7500-2 1972" svg:viewBox="0 0 3 1973">
          <text:p/>
        </draw:connector>
        <draw:custom-shape draw:style-name="gr2" draw:text-style-name="P2" xml:id="id7" draw:id="id7" draw:layer="layout" svg:width="1cm" svg:height="1cm" svg:x="10.5cm" svg:y="3.491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9" draw:id="id9" draw:layer="layout" svg:width="1cm" svg:height="1cm" svg:x="13.5cm" svg:y="3.491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8" draw:id="id8" draw:layer="layout" svg:width="1cm" svg:height="1cm" svg:x="12cm" svg:y="6.491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1cm" svg:y1="4.491cm" svg:x2="12.146cm" svg:y2="6.637cm" draw:start-shape="id7" draw:start-glue-point="8" draw:end-shape="id8" draw:end-glue-point="5" svg:d="m11000 4491 1146 2146" svg:viewBox="0 0 1147 2147">
          <text:p text:style-name="P3"><text:span text:style-name="T2">1</text:span></text:p>
        </draw:connector>
        <draw:connector draw:style-name="gr4" draw:text-style-name="P10" draw:layer="layout" draw:type="line" svg:x1="14cm" svg:y1="4.491cm" svg:x2="12.854cm" svg:y2="6.637cm" draw:start-shape="id9" draw:start-glue-point="8" draw:end-shape="id8" draw:end-glue-point="11" svg:d="m14000 4491-1146 2146" svg:viewBox="0 0 1147 2147">
          <text:p text:style-name="P9"><text:span text:style-name="T2">1</text:span></text:p>
        </draw:connector>
        <draw:connector draw:style-name="gr5" draw:text-style-name="P1" draw:layer="layout" draw:type="line" svg:x1="12.5cm" svg:y1="7.491cm" svg:x2="12.491cm" svg:y2="9.5cm" draw:start-shape="id8" draw:start-glue-point="8" svg:d="m12500 7491-9 2009" svg:viewBox="0 0 10 2010">
          <text:p/>
        </draw:connector>
        <draw:connector draw:style-name="gr5" draw:text-style-name="P1" draw:layer="layout" draw:type="line" svg:x1="10.995cm" svg:y1="1.512cm" svg:x2="11cm" svg:y2="3.491cm" draw:end-shape="id7" draw:end-glue-point="4" svg:d="m10995 1512 5 1979" svg:viewBox="0 0 6 1980">
          <text:p/>
        </draw:connector>
        <draw:connector draw:style-name="gr5" draw:text-style-name="P1" draw:layer="layout" draw:type="line" svg:x1="14cm" svg:y1="1.512cm" svg:x2="14cm" svg:y2="3.491cm" draw:end-shape="id9" draw:end-glue-point="4" svg:d="m14000 1512v1979" svg:viewBox="0 0 1 198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yan Sanders</meta:initial-creator>
    <meta:creation-date>2012-11-07T22:16:13</meta:creation-date>
    <dc:date>2012-11-18T12:19:13.05</dc:date>
    <meta:editing-duration>PT40M16S</meta:editing-duration>
    <meta:editing-cycles>5</meta:editing-cycles>
    <meta:generator>LibreOffice/3.6$Windows_x86 LibreOffice_project/58f22d5-270d05a-e2abed1-ea17a85-9b5702</meta:generator>
    <meta:document-statistic meta:object-count="25"/>
  </office:meta>
</office:document-meta>
</file>